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Util.removeSession( ServiceManager manager ,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Util.createSession( ServiceManager manager , Identity identity , boolean modifi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sitoryUtil.getSession( ServiceManager manager , 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Util.getIdentity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